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21C1014278544382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 Quran" svg:font-family="'Amiri Quran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miri Quran1" svg:font-family="'Amiri Quran'" style:font-adornments="Regular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lef" svg:font-family="Alef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4.066cm" fo:min-width="4.063cm"/>
    </style:style>
    <style:style style:name="gr3" style:family="graphic" style:parent-style-name="standard">
      <style:graphic-properties draw:textarea-horizontal-align="justify" draw:textarea-vertical-align="middle" draw:auto-grow-height="false" fo:min-height="2.308cm" fo:min-width="3.846cm"/>
    </style:style>
    <style:style style:name="gr4" style:family="graphic" style:parent-style-name="objectwithoutfill" style:list-style-name="L1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855cm" fo:min-width="3.623cm"/>
    </style:style>
    <style:style style:name="gr6" style:family="graphic" style:parent-style-name="standard">
      <style:graphic-properties draw:stroke="none" draw:fill="none" fo:min-height="0.876cm"/>
    </style:style>
    <style:style style:name="gr7" style:family="graphic" style:parent-style-name="standard">
      <style:graphic-properties draw:textarea-horizontal-align="justify" draw:textarea-vertical-align="middle" draw:auto-grow-height="false" fo:min-height="2.088cm" fo:min-width="4.172cm"/>
    </style:style>
    <style:style style:name="gr8" style:family="graphic" style:parent-style-name="objectwithoutfill">
      <style:graphic-properties draw:marker-end="Arrow" draw:marker-end-width="0.3cm" draw:fill="solid" draw:textarea-vertical-align="middle" draw:shadow="hidden"/>
    </style:style>
    <style:style style:name="gr9" style:family="graphic" style:parent-style-name="standard">
      <style:graphic-properties svg:stroke-color="#55308d" draw:textarea-horizontal-align="justify" draw:textarea-vertical-align="middle" draw:auto-grow-height="false" fo:min-height="2.199cm" fo:min-width="4.175cm" draw:shadow="hidden"/>
    </style:style>
    <style:style style:name="gr10" style:family="graphic" style:parent-style-name="standard">
      <style:graphic-properties svg:stroke-color="#ff0000" draw:fill-color="#ffbf00" draw:textarea-horizontal-align="justify" draw:textarea-vertical-align="middle" draw:auto-grow-height="false" fo:min-height="2.41cm" fo:min-width="2.409cm" draw:shadow="hidden"/>
    </style:style>
    <style:style style:name="gr11" style:family="graphic" style:parent-style-name="standard">
      <style:graphic-properties svg:stroke-color="#ff0000" draw:fill-color="#ffbf00" draw:textarea-horizontal-align="justify" draw:textarea-vertical-align="middle" draw:auto-grow-height="false" fo:min-height="2.164cm" fo:min-width="2.164cm" draw:shadow="hidden"/>
    </style:style>
    <style:style style:name="gr12" style:family="graphic" style:parent-style-name="standard" style:list-style-name="L1">
      <style:graphic-properties svg:stroke-color="#ff0000" draw:fill-color="#ffbf00" draw:textarea-horizontal-align="justify" draw:textarea-vertical-align="middle" draw:auto-grow-height="false" fo:min-height="1.788cm" fo:min-width="1.788cm" draw:shadow="hidden"/>
    </style:style>
    <style:style style:name="gr13" style:family="graphic" style:parent-style-name="standard" style:list-style-name="L1">
      <style:graphic-properties svg:stroke-color="#5eb91e" draw:fill-color="#81d41a" draw:textarea-horizontal-align="justify" draw:textarea-vertical-align="middle" draw:auto-grow-height="false" fo:min-height="2.119cm" fo:min-width="3.846cm" draw:shadow="hidden"/>
    </style:style>
    <style:style style:name="gr14" style:family="graphic" style:parent-style-name="standard" style:list-style-name="L1">
      <style:graphic-properties svg:stroke-color="#5eb91e" draw:fill-color="#81d41a" draw:textarea-horizontal-align="justify" draw:textarea-vertical-align="middle" draw:auto-grow-height="false" fo:min-height="1.855cm" fo:min-width="3.738cm" draw:shadow="hidden"/>
    </style:style>
    <style:style style:name="gr15" style:family="graphic" style:parent-style-name="standard" style:list-style-name="L1">
      <style:graphic-properties svg:stroke-color="#784b04" draw:fill-color="#492300" draw:textarea-horizontal-align="justify" draw:textarea-vertical-align="middle" draw:auto-grow-height="false" fo:min-height="3.365cm" fo:min-width="3.738cm" draw:shadow="hidden"/>
    </style:style>
    <style:style style:name="gr16" style:family="graphic" style:parent-style-name="standard">
      <style:graphic-properties svg:stroke-color="#784b04" draw:textarea-horizontal-align="justify" draw:textarea-vertical-align="middle" draw:auto-grow-height="false" fo:min-height="2.06cm" fo:min-width="2.635cm" draw:shadow="hidden"/>
    </style:style>
    <style:style style:name="gr17" style:family="graphic" style:parent-style-name="standard">
      <style:graphic-properties svg:stroke-color="#ff0000" draw:fill-color="#ffbf00" draw:textarea-horizontal-align="justify" draw:textarea-vertical-align="middle" draw:auto-grow-height="false" fo:min-height="2.174cm" fo:min-width="2.796cm" draw:shadow="hidden"/>
    </style:style>
    <style:style style:name="gr18" style:family="graphic" style:parent-style-name="standard">
      <style:graphic-properties draw:textarea-horizontal-align="justify" draw:textarea-vertical-align="middle" draw:auto-grow-height="false" fo:min-height="2.744cm" fo:min-width="2.745cm" draw:shadow="hidden"/>
    </style:style>
    <style:style style:name="gr19" style:family="graphic" style:parent-style-name="standard">
      <style:graphic-properties svg:stroke-color="#5eb91e" draw:fill-color="#81d41a" draw:textarea-horizontal-align="justify" draw:textarea-vertical-align="middle" draw:auto-grow-height="false" fo:min-height="2.206cm" fo:min-width="3.3cm" draw:shadow="hidden"/>
    </style:style>
    <style:style style:name="gr20" style:family="graphic" style:parent-style-name="standard">
      <style:graphic-properties draw:stroke="none" draw:fill="none" draw:fill-color="#5983b0" fo:min-height="1.184cm" draw:shadow="hidden"/>
    </style:style>
    <style:style style:name="gr21" style:family="graphic" style:parent-style-name="standard">
      <style:graphic-properties draw:stroke="none" draw:fill="none" draw:fill-color="#5983b0" fo:min-height="1.578cm" draw:shadow="hidden"/>
    </style:style>
    <style:style style:name="gr22" style:family="graphic" style:parent-style-name="standard">
      <style:graphic-properties draw:stroke="none" draw:fill="none" draw:fill-color="#5983b0" fo:min-height="1.972cm" draw:shadow="hidden"/>
    </style:style>
    <style:style style:name="P1" style:family="paragraph">
      <style:paragraph-properties fo:text-align="center"/>
      <style:text-properties style:font-name="Arial1" fo:font-size="10pt" style:font-size-asian="10pt" style:font-size-complex="10pt"/>
    </style:style>
    <style:style style:name="P2" style:family="paragraph">
      <loext:graphic-properties draw:fill="solid"/>
      <style:paragraph-properties fo:text-align="center"/>
      <style:text-properties style:font-name="Arial1" fo:font-size="10pt" style:font-size-asian="10pt" style:font-size-complex="10pt"/>
    </style:style>
    <style:style style:name="P3" style:family="paragraph">
      <style:paragraph-properties fo:text-align="center"/>
      <style:text-properties style:font-name="Arial1" fo:font-size="12pt"/>
    </style:style>
    <style:style style:name="P4" style:family="paragraph">
      <loext:graphic-properties draw:fill="solid"/>
      <style:paragraph-properties fo:text-align="center"/>
      <style:text-properties style:font-name="Arial1" fo:font-size="12pt"/>
    </style:style>
    <style:style style:name="P5" style:family="paragraph">
      <loext:graphic-properties draw:fill="solid"/>
      <style:paragraph-properties fo:margin-left="0cm" fo:margin-right="0cm" fo:margin-top="0cm" fo:margin-bottom="0cm" fo:line-height="100%" fo:text-align="center" fo:text-indent="0cm"/>
      <style:text-properties style:font-name="Arial1" fo:font-size="10pt" style:font-size-asian="10pt" style:font-size-complex="10pt"/>
    </style:style>
    <style:style style:name="P6" style:family="paragraph">
      <style:text-properties style:font-name="Arial1" fo:font-size="10pt" style:font-size-asian="10pt" style:font-size-complex="10pt"/>
    </style:style>
    <style:style style:name="P7" style:family="paragraph">
      <loext:graphic-properties draw:fill="none"/>
      <style:text-properties style:font-name="Arial1" fo:font-size="10pt" style:font-size-asian="10pt" style:font-size-complex="10pt"/>
    </style:style>
    <style:style style:name="P8" style:family="paragraph">
      <loext:graphic-properties draw:fill-color="#ffbf00"/>
      <style:paragraph-properties fo:text-align="center"/>
      <style:text-properties style:font-name="Arial1" fo:font-size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font-name="Arial1" fo:font-size="12pt"/>
    </style:style>
    <style:style style:name="P10" style:family="paragraph">
      <loext:graphic-properties draw:fill-color="#ffbf00"/>
      <style:paragraph-properties fo:margin-left="0cm" fo:margin-right="0cm" fo:margin-top="0cm" fo:margin-bottom="0cm" fo:line-height="100%" fo:text-align="center" fo:text-indent="0cm"/>
      <style:text-properties style:font-name="Arial1" fo:font-size="12pt"/>
    </style:style>
    <style:style style:name="P11" style:family="paragraph">
      <loext:graphic-properties draw:fill-color="#81d41a"/>
      <style:paragraph-properties fo:margin-left="0cm" fo:margin-right="0cm" fo:margin-top="0cm" fo:margin-bottom="0cm" fo:line-height="100%" fo:text-align="center" fo:text-indent="0cm"/>
      <style:text-properties style:font-name="Arial1" fo:font-size="12pt"/>
    </style:style>
    <style:style style:name="P12" style:family="paragraph">
      <loext:graphic-properties draw:fill-color="#492300"/>
      <style:paragraph-properties fo:margin-left="0cm" fo:margin-right="0cm" fo:margin-top="0cm" fo:margin-bottom="0cm" fo:line-height="100%" fo:text-align="center" fo:text-indent="0cm"/>
      <style:text-properties style:font-name="Arial1" fo:font-size="12pt"/>
    </style:style>
    <style:style style:name="P13" style:family="paragraph">
      <loext:graphic-properties draw:fill-color="#81d41a"/>
      <style:paragraph-properties fo:text-align="center"/>
      <style:text-properties style:font-name="Arial1" fo:font-size="12pt"/>
    </style:style>
    <style:style style:name="P14" style:family="paragraph">
      <loext:graphic-properties draw:fill="none" draw:fill-color="#5983b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9.267cm" svg:y1="0.818cm" svg:x2="13.441cm" svg:y2="1.038cm">
          <text:p text:style-name="P1"><text:span text:style-name="T1"/></text:p>
          <text:p text:style-name="P1"><text:span text:style-name="T1">1.0</text:span></text:p>
          <text:p text:style-name="P1"><text:span text:style-name="T1">Ask for loan</text:span></text:p>
          <text:p text:style-name="P1"><text:span text:style-name="T1"/></text:p>
        </draw:line>
        <draw:line draw:style-name="gr1" draw:text-style-name="P2" draw:layer="layout" svg:x1="17.066cm" svg:y1="1.477cm" svg:x2="19.702cm" svg:y2="1.477cm">
          <text:p text:style-name="P1"><text:span text:style-name="T1"/></text:p>
          <text:p text:style-name="P1"><text:span text:style-name="T1">1.1</text:span></text:p>
          <text:p text:style-name="P1"><text:span text:style-name="T1">Create loan</text:span></text:p>
          <text:p text:style-name="P1"><text:span text:style-name="T1"/></text:p>
        </draw:line>
        <draw:custom-shape draw:style-name="gr2" draw:text-style-name="P3" draw:layer="layout" svg:width="4.063cm" svg:height="4.066cm" svg:x="19.924cm" svg:y="-0.17cm">
          <text:p text:style-name="P3">Update in</text:p>
          <text:p text:style-name="P3">Bank pending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8.718cm" svg:y1="5.651cm" svg:x2="11.904cm" svg:y2="5.651cm">
          <text:p text:style-name="P1"><text:span text:style-name="T1"/></text:p>
          <text:p text:style-name="P1"><text:span text:style-name="T1">2.0</text:span></text:p>
          <text:p text:style-name="P1"><text:span text:style-name="T1">Filters for </text:span></text:p>
          <text:p text:style-name="P1"><text:span text:style-name="T1">search</text:span></text:p>
        </draw:line>
        <draw:line draw:style-name="gr1" draw:text-style-name="P4" draw:layer="layout" svg:x1="20.142cm" svg:y1="3.124cm" svg:x2="13.99cm" svg:y2="4.552cm">
          <text:p text:style-name="P3"/>
        </draw:line>
        <draw:line draw:style-name="gr1" draw:text-style-name="P2" draw:layer="layout" svg:x1="14.869cm" svg:y1="5.98cm" svg:x2="20.801cm" svg:y2="6.859cm">
          <text:p text:style-name="P1"><text:span text:style-name="T1">2.2</text:span></text:p>
          <text:p text:style-name="P1"><text:span text:style-name="T1"/></text:p>
          <text:p text:style-name="P1"><text:span text:style-name="T1">Select loans to invest</text:span></text:p>
          <text:p text:style-name="P1"><text:span text:style-name="T1"/></text:p>
        </draw:line>
        <draw:custom-shape draw:style-name="gr3" draw:text-style-name="P3" draw:layer="layout" svg:width="3.846cm" svg:height="2.308cm" svg:x="19.619cm" svg:y="6.969cm">
          <text:p text:style-name="P3">Update specific </text:p>
          <text:p text:style-name="P3">Loan info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21.447cm" svg:y1="6.969cm" svg:x2="21.447cm" svg:y2="3.674cm">
          <text:p text:style-name="P1"><text:span text:style-name="T1"/></text:p>
        </draw:line>
        <draw:line draw:style-name="gr4" draw:text-style-name="P5" draw:layer="layout" svg:x1="21.24cm" svg:y1="9.276cm" svg:x2="21.24cm" svg:y2="12.022cm">
          <text:p><text:span text:style-name="T1"/></text:p>
        </draw:line>
        <draw:custom-shape draw:style-name="gr5" draw:text-style-name="P3" xml:id="id1" draw:id="id1" draw:layer="layout" svg:width="3.623cm" svg:height="2.855cm" svg:x="19.814cm" svg:y="11.913cm">
          <text:p text:style-name="P3">Update in </text:p>
          <text:p text:style-name="P3">Bank activ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2" xml:id="id3" draw:id="id3" draw:layer="layout" svg:x1="8.827cm" svg:y1="13.34cm" svg:x2="11.573cm" svg:y2="14.109cm">
          <text:p text:style-name="P1"><text:span text:style-name="T1">3.0</text:span></text:p>
          <text:p text:style-name="P1"><text:span text:style-name="T1">Move day</text:span></text:p>
        </draw:line>
        <draw:connector draw:style-name="gr1" draw:text-style-name="P2" draw:layer="layout" draw:type="line" svg:x1="19.814cm" svg:y1="13.34cm" svg:x2="15.088cm" svg:y2="13.342cm" draw:start-shape="id1" draw:start-glue-point="3" svg:d="M19814 13340l-4726 2" svg:viewBox="0 0 4727 3">
          <text:p text:style-name="P1"><text:span text:style-name="T1"/></text:p>
        </draw:connector>
        <draw:connector draw:style-name="gr1" draw:text-style-name="P2" draw:layer="layout" draw:type="line" svg:x1="15.31cm" svg:y1="14.439cm" svg:x2="19.704cm" svg:y2="14.355cm" svg:d="M15310 14439l4394-84" svg:viewBox="0 0 4395 85">
          <text:p text:style-name="P1"><text:span text:style-name="T1"/></text:p>
        </draw:connector>
        <draw:frame draw:style-name="gr6" draw:text-style-name="P7" draw:layer="layout" svg:width="5.171cm" svg:height="0.876cm" draw:transform="rotate (0.242949831877611) translate (15.478cm 3.127cm)">
          <draw:text-box>
            <text:p text:style-name="P6"><text:span text:style-name="T1"><text:s text:c="11"/></text:span><text:span text:style-name="T1">2.1</text:span></text:p>
            <text:p text:style-name="P6"><text:span text:style-name="T1">Loans information</text:span></text:p>
          </draw:text-box>
        </draw:frame>
        <draw:connector draw:style-name="gr1" draw:text-style-name="P2" draw:layer="layout" draw:type="line" svg:x1="13.441cm" svg:y1="11.694cm" svg:x2="14.979cm" svg:y2="9.605cm" draw:end-shape="id2" svg:d="M13441 11694l1538-2089" svg:viewBox="0 0 1539 2090">
          <text:p text:style-name="P1"><text:span text:style-name="T1"><text:s text:c="2"/></text:span><text:span text:style-name="T1">3.2 </text:span></text:p>
          <text:p text:style-name="P1"><text:span text:style-name="T1">If loan finished</text:span></text:p>
          <text:p text:style-name="P1"><text:span text:style-name="T1"/></text:p>
        </draw:connector>
        <draw:custom-shape draw:style-name="gr7" draw:text-style-name="P3" xml:id="id2" draw:id="id2" draw:layer="layout" svg:width="4.172cm" svg:height="2.088cm" svg:x="12.893cm" svg:y="7.517cm">
          <text:p text:style-name="P3">Update in </text:p>
          <text:p text:style-name="P3">Bank finished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0.2cm" svg:y1="13.34cm" svg:x2="9.923cm" svg:y2="9.827cm" draw:start-shape="id3" draw:start-glue-point="0" draw:end-shape="id4" svg:d="M10200 13340l-277-3513" svg:viewBox="0 0 278 3514">
          <text:p/>
        </draw:connector>
        <draw:custom-shape draw:style-name="gr9" draw:text-style-name="P3" xml:id="id4" draw:id="id4" draw:layer="layout" svg:width="4.175cm" svg:height="2.199cm" svg:x="7.836cm" svg:y="7.628cm">
          <text:p text:style-name="P3">Update date in</text:p>
          <text:p text:style-name="P3">Bank Ti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3.405cm" svg:height="3.406cm" svg:x="5.971cm" svg:y="-0.941cm">
          <text:p text:style-name="P3">Borrow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3.058cm" svg:height="3.06cm" svg:x="6.083cm" svg:y="4.236cm">
          <text:p text:style-name="P3">Loan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2.528cm" svg:height="2.528cm" svg:x="6.521cm" svg:y="12.24cm">
          <text:p text:style-name="P9">Bank</text:p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3.845cm" svg:height="2.636cm" svg:x="13.22cm" svg:y="0.049cm">
          <text:p text:style-name="P9">Show create </text:p>
          <text:p text:style-name="P3">Loan menu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1" draw:layer="layout" svg:width="3.737cm" svg:height="2.308cm" svg:x="11.573cm" svg:y="4.552cm">
          <text:p text:style-name="P9">Show relevant</text:p>
          <text:p text:style-name="P3"><text:s/>loans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15" draw:text-style-name="P12" draw:layer="layout" svg:width="3.737cm" svg:height="5.383cm" svg:x="11.573cm" svg:y="11.913cm">
          <text:p text:style-name="P9">Going through</text:p>
          <text:p text:style-name="P9">Active and </text:p>
          <text:p text:style-name="P9">repay</text:p>
          <text:p text:style-name="P9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3" draw:layer="layout" svg:width="2.634cm" svg:height="3.294cm" svg:x="19.265cm" svg:y="17.296cm">
          <text:p text:style-name="P3">Engin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8" draw:layer="layout" svg:width="3.952cm" svg:height="3.074cm" svg:x="14.76cm" svg:y="17.516cm">
          <text:p text:style-name="P3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2.745cm" svg:height="2.744cm" svg:x="11.685cm" svg:y="17.846cm">
          <text:p text:style-name="P3">DataBase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299cm" svg:height="2.744cm" svg:x="7.507cm" svg:y="17.846cm">
          <text:p text:style-name="P3">Present</text:p>
          <text:p text:style-name="P3">messag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0" draw:text-style-name="P14" draw:layer="layout" svg:width="1.848cm" svg:height="1.184cm" svg:x="21.504cm" svg:y="4.642cm">
          <draw:text-box>
            <text:p><text:span text:style-name="T2">2.3</text:span></text:p>
            <text:p><text:span text:style-name="T2">If loan is </text:span></text:p>
            <text:p><text:span text:style-name="T2">still pending</text:span></text:p>
          </draw:text-box>
        </draw:frame>
        <draw:frame draw:style-name="gr21" draw:text-style-name="P14" draw:layer="layout" svg:width="1.661cm" svg:height="1.578cm" svg:x="21.32cm" svg:y="9.763cm">
          <draw:text-box>
            <text:p><text:span text:style-name="T2">2.3</text:span></text:p>
            <text:p><text:span text:style-name="T2">If loan is </text:span></text:p>
            <text:p><text:span text:style-name="T2">now active</text:span></text:p>
            <text:p><text:span text:style-name="T2"/></text:p>
          </draw:text-box>
        </draw:frame>
        <draw:frame draw:style-name="gr20" draw:text-style-name="P14" draw:layer="layout" svg:width="2.788cm" svg:height="1.184cm" svg:x="16.246cm" svg:y="12.516cm">
          <draw:text-box draw:corner-radius="0.121cm">
            <text:p><text:span text:style-name="T2"><text:s text:c="8"/></text:span><text:span text:style-name="T2">3.1</text:span></text:p>
            <text:p><text:span text:style-name="T2">Loans information</text:span></text:p>
            <text:p><text:span text:style-name="T2"/></text:p>
          </draw:text-box>
        </draw:frame>
        <draw:frame draw:style-name="gr22" draw:text-style-name="P14" draw:layer="layout" svg:width="1.522cm" svg:height="1.972cm" svg:x="16.75cm" svg:y="13.319cm">
          <draw:text-box>
            <text:p><text:span text:style-name="T2"/></text:p>
            <text:p><text:span text:style-name="T2"/></text:p>
            <text:p><text:span text:style-name="T2">3.2</text:span></text:p>
            <text:p><text:span text:style-name="T2">If loans </text:span></text:p>
            <text:p><text:span text:style-name="T2">still acti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 Quran" svg:font-family="'Amiri Quran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miri Quran1" svg:font-family="'Amiri Quran'" style:font-adornments="Regular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lef" svg:font-family="Alef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21C1014278544382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e" style:country-complex="IL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b2b2b2" draw:fill-image-width="0cm" draw:fill-image-height="0cm" style:repeat="repeat" draw:fill-image-ref-point-x="0%" draw:fill-image-ref-point-y="0%" draw:fill-image-ref-point="center" draw:tile-repeat-offset="0% vertical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miri Quran" fo:font-family="'Amiri Quran'" style:font-style-name="Regular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lef" style:font-family-complex="Ale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textarea-horizontal-align="center" draw:auto-grow-width="tru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30T11:29:21.915000000</meta:creation-date>
    <dc:date>2022-03-30T17:42:07.086000000</dc:date>
    <meta:editing-duration>PT8M17S</meta:editing-duration>
    <meta:editing-cycles>1</meta:editing-cycles>
    <meta:document-statistic meta:object-count="32"/>
    <meta:generator>Trio_Office/6.2.8.2$Windows_x86 LibreOffice_project/</meta:generator>
  </office:meta>
</office:document-meta>
</file>